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6.2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79cm" svg:height="9.004cm" svg:x="36.38cm" svg:y="10.093cm">
            <draw:object draw:notify-on-update-of-ranges="Лист1.M3:Лист1.M22 Лист1.N3:Лист1.N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932cm" svg:height="9.748cm" svg:x="6.919cm" svg:y="10.438cm">
            <draw:object draw:notify-on-update-of-ranges="Лист1.B3:Лист1.B22 Лист1.C3:Лист1.C22 Лист1.H3:Лист1.H22 Лист1.G3:Лист1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Counting sort</text:p>
          </table:table-cell>
          <table:table-cell table:number-columns-repeated="4"/>
          <table:table-cell table:style-name="ce1" office:value-type="string" calcext:value-type="string">
            <text:p>Merge sort</text:p>
          </table:table-cell>
          <table:table-cell table:number-columns-repeated="5"/>
          <table:table-cell table:style-name="ce1" office:value-type="string" calcext:value-type="string">
            <text:p>Bubble sort</text:p>
          </table:table-cell>
          <table:table-cell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0948" calcext:value-type="float">
            <text:p>0,0009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872" calcext:value-type="float">
            <text:p>0,0068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5.401573" calcext:value-type="float">
            <text:p>5,401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1841" calcext:value-type="float">
            <text:p>0,0018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4141" calcext:value-type="float">
            <text:p>0,0141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.420844" calcext:value-type="float">
            <text:p>22,42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02025" calcext:value-type="float">
            <text:p>0,0020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256" calcext:value-type="float">
            <text:p>0,02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51.430129" calcext:value-type="float">
            <text:p>51,430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027" calcext:value-type="float">
            <text:p>0,00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2927" calcext:value-type="float">
            <text:p>0,029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3.301329" calcext:value-type="float">
            <text:p>93,301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3383" calcext:value-type="float">
            <text:p>0,0033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38071" calcext:value-type="float">
            <text:p>0,0380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146.89914" calcext:value-type="float">
            <text:p>146,89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04064" calcext:value-type="float">
            <text:p>0,00406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50956" calcext:value-type="float">
            <text:p>0,0509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2.647629" calcext:value-type="float">
            <text:p>212,647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0.004341" calcext:value-type="float">
            <text:p>0,0043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0.054001" calcext:value-type="float">
            <text:p>0,0540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291.67731" calcext:value-type="float">
            <text:p>291,67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05124" calcext:value-type="float">
            <text:p>0,0051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63303" calcext:value-type="float">
            <text:p>0,0633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80.384191" calcext:value-type="float">
            <text:p>380,3841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5933" calcext:value-type="float">
            <text:p>0,0059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69499" calcext:value-type="float">
            <text:p>0,06949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488.798916" calcext:value-type="float">
            <text:p>488,798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6231" calcext:value-type="float">
            <text:p>0,0062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84368" calcext:value-type="float">
            <text:p>0,0843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94.210778" calcext:value-type="float">
            <text:p>594,210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0.006626" calcext:value-type="float">
            <text:p>0,0066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0.086921" calcext:value-type="float">
            <text:p>0,08692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735.960617" calcext:value-type="float">
            <text:p>735,9606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7042" calcext:value-type="float">
            <text:p>0,0070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03794" calcext:value-type="float">
            <text:p>0,1037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860.368871" calcext:value-type="float">
            <text:p>860,3688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0.007894" calcext:value-type="float">
            <text:p>0,0078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0.117984" calcext:value-type="float">
            <text:p>0,11798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1010.805623" calcext:value-type="float">
            <text:p>1010,805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08712" calcext:value-type="float">
            <text:p>0,0087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18943" calcext:value-type="float">
            <text:p>0,11894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07.572962" calcext:value-type="float">
            <text:p>1207,572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.00902" calcext:value-type="float">
            <text:p>0,009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.138067" calcext:value-type="float">
            <text:p>0,13806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423.433128" calcext:value-type="float">
            <text:p>1423,433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10128" calcext:value-type="float">
            <text:p>0,010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31456" calcext:value-type="float">
            <text:p>0,1314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1588.206184" calcext:value-type="float">
            <text:p>1588,206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0.010651" calcext:value-type="float">
            <text:p>0,01065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0.139568" calcext:value-type="float">
            <text:p>0,13956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1754.16281" calcext:value-type="float">
            <text:p>1754,162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11444" calcext:value-type="float">
            <text:p>0,0114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149527" calcext:value-type="float">
            <text:p>0,1495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1921.429397" calcext:value-type="float">
            <text:p>1921,429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0.011988" calcext:value-type="float">
            <text:p>0,01198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0.170677" calcext:value-type="float">
            <text:p>0,17067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2071.055514" calcext:value-type="float">
            <text:p>2071,055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2495" calcext:value-type="float">
            <text:p>0,01249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86227" calcext:value-type="float">
            <text:p>0,18622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92.740577" calcext:value-type="float">
            <text:p>2292,740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5:00:34.247115125</meta:creation-date>
    <meta:editing-duration>PT5H6M8S</meta:editing-duration>
    <meta:editing-cycles>6</meta:editing-cycles>
    <meta:generator>LibreOffice/7.3.7.2$Linux_X86_64 LibreOffice_project/30$Build-2</meta:generator>
    <dc:date>2023-05-12T12:51:43.814326996</dc:date>
    <meta:document-statistic meta:table-count="1" meta:cell-count="1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33cm" svg:height="9.749cm" xlink:href=".." xlink:type="simple" chart:class="chart:scatter" chart:style-name="ch1">
        <chart:title svg:x="4.61cm" svg:y="0.33cm" chart:style-name="ch2">
          <text:p>Counting &amp; merge</text:p>
        </chart:title>
        <chart:legend chart:legend-position="end" svg:x="2.308cm" svg:y="1.576cm" style:legend-expansion="custom" svg:width="2.386cm" svg:height="1.096cm" style:legend-expansion-aspect-ratio="2.17700729927007" chart:style-name="ch3"/>
        <chart:plot-area chart:style-name="ch4" table:cell-range-address="Лист1.B3:Лист1.C22 Лист1.H3:Лист1.H22" chart:data-source-has-labels="row" svg:x="0.991cm" svg:y="0.985cm" svg:width="11.295cm" svg:height="7.903cm">
          <chart:coordinate-region svg:x="1.903cm" svg:y="1.185cm" svg:width="9.733cm" svg:height="7.056cm"/>
          <chart:axis chart:dimension="x" chart:name="primary-x" chart:style-name="ch5">
            <chart:title svg:x="4.107cm" svg:y="9.082cm" chart:style-name="ch6">
              <text:p>Количество элементов в массиве</text:p>
            </chart:title>
          </chart:axis>
          <chart:axis chart:dimension="y" chart:name="primary-y" chart:style-name="ch7">
            <chart:title svg:x="0.173cm" svg:y="7.401cm" chart:style-name="ch8">
              <text:p>Время выполнения алгоритма, с</text:p>
            </chart:title>
            <chart:grid chart:style-name="ch9" chart:class="major"/>
          </chart:axis>
          <chart:series chart:style-name="ch10" chart:values-cell-range-address="Лист1.C3:Лист1.C22" loext:label-string="counting" chart:class="chart:scatter">
            <chart:domain table:cell-range-address="Лист1.B3:Лист1.B22"/>
            <chart:data-point chart:repeated="20"/>
          </chart:series>
          <chart:series chart:style-name="ch11" chart:values-cell-range-address="Лист1.H3:Лист1.H22" loext:label-string="merge" chart:class="chart:scatter">
            <chart:domain table:cell-range-address="Лист1.G3:Лист1.G22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counting</text:p>
              </table:table-cell>
              <table:table-cell office:value-type="string">
                <text:p>Столбец G</text:p>
              </table:table-cell>
              <table:table-cell office:value-type="string">
                <text:p>mer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B3:Лист1.B22</svg:desc>
                </draw:g>
              </table:table-cell>
              <table:table-cell office:value-type="float" office:value="0.000948">
                <text:p>0.000948</text:p>
                <draw:g>
                  <svg:desc>Лист1.C3:Лист1.C22</svg:desc>
                </draw:g>
              </table:table-cell>
              <table:table-cell office:value-type="float" office:value="50000">
                <text:p>50000</text:p>
                <draw:g>
                  <svg:desc>Лист1.G3:Лист1.G22</svg:desc>
                </draw:g>
              </table:table-cell>
              <table:table-cell office:value-type="float" office:value="0.006872">
                <text:p>0.006872</text:p>
                <draw:g>
                  <svg:desc>Лист1.H3:Лист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1841">
                <text:p>0.001841</text:p>
              </table:table-cell>
              <table:table-cell office:value-type="float" office:value="100000">
                <text:p>100000</text:p>
              </table:table-cell>
              <table:table-cell office:value-type="float" office:value="0.014141">
                <text:p>0.014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.002025">
                <text:p>0.002025</text:p>
              </table:table-cell>
              <table:table-cell office:value-type="float" office:value="150000">
                <text:p>150000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27">
                <text:p>0.0027</text:p>
              </table:table-cell>
              <table:table-cell office:value-type="float" office:value="200000">
                <text:p>200000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003383">
                <text:p>0.003383</text:p>
              </table:table-cell>
              <table:table-cell office:value-type="float" office:value="250000">
                <text:p>250000</text:p>
              </table:table-cell>
              <table:table-cell office:value-type="float" office:value="0.038071">
                <text:p>0.038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4064">
                <text:p>0.004064</text:p>
              </table:table-cell>
              <table:table-cell office:value-type="float" office:value="300000">
                <text:p>300000</text:p>
              </table:table-cell>
              <table:table-cell office:value-type="float" office:value="0.050956">
                <text:p>0.050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.004341">
                <text:p>0.004341</text:p>
              </table:table-cell>
              <table:table-cell office:value-type="float" office:value="350000">
                <text:p>350000</text:p>
              </table:table-cell>
              <table:table-cell office:value-type="float" office:value="0.054001">
                <text:p>0.054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05124">
                <text:p>0.005124</text:p>
              </table:table-cell>
              <table:table-cell office:value-type="float" office:value="400000">
                <text:p>400000</text:p>
              </table:table-cell>
              <table:table-cell office:value-type="float" office:value="0.063303">
                <text:p>0.063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0.005933">
                <text:p>0.005933</text:p>
              </table:table-cell>
              <table:table-cell office:value-type="float" office:value="450000">
                <text:p>450000</text:p>
              </table:table-cell>
              <table:table-cell office:value-type="float" office:value="0.069499">
                <text:p>0.069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06231">
                <text:p>0.006231</text:p>
              </table:table-cell>
              <table:table-cell office:value-type="float" office:value="500000">
                <text:p>500000</text:p>
              </table:table-cell>
              <table:table-cell office:value-type="float" office:value="0.084368">
                <text:p>0.084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0.006626">
                <text:p>0.006626</text:p>
              </table:table-cell>
              <table:table-cell office:value-type="float" office:value="550000">
                <text:p>550000</text:p>
              </table:table-cell>
              <table:table-cell office:value-type="float" office:value="0.086921">
                <text:p>0.086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0.007042">
                <text:p>0.007042</text:p>
              </table:table-cell>
              <table:table-cell office:value-type="float" office:value="600000">
                <text:p>600000</text:p>
              </table:table-cell>
              <table:table-cell office:value-type="float" office:value="0.103794">
                <text:p>0.10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0.007894">
                <text:p>0.007894</text:p>
              </table:table-cell>
              <table:table-cell office:value-type="float" office:value="650000">
                <text:p>650000</text:p>
              </table:table-cell>
              <table:table-cell office:value-type="float" office:value="0.117984">
                <text:p>0.117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0.008712">
                <text:p>0.008712</text:p>
              </table:table-cell>
              <table:table-cell office:value-type="float" office:value="700000">
                <text:p>700000</text:p>
              </table:table-cell>
              <table:table-cell office:value-type="float" office:value="0.118943">
                <text:p>0.118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0.00902">
                <text:p>0.00902</text:p>
              </table:table-cell>
              <table:table-cell office:value-type="float" office:value="750000">
                <text:p>750000</text:p>
              </table:table-cell>
              <table:table-cell office:value-type="float" office:value="0.138067">
                <text:p>0.138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0.010128">
                <text:p>0.010128</text:p>
              </table:table-cell>
              <table:table-cell office:value-type="float" office:value="800000">
                <text:p>800000</text:p>
              </table:table-cell>
              <table:table-cell office:value-type="float" office:value="0.131456">
                <text:p>0.131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0.010651">
                <text:p>0.010651</text:p>
              </table:table-cell>
              <table:table-cell office:value-type="float" office:value="850000">
                <text:p>850000</text:p>
              </table:table-cell>
              <table:table-cell office:value-type="float" office:value="0.139568">
                <text:p>0.139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0.011444">
                <text:p>0.011444</text:p>
              </table:table-cell>
              <table:table-cell office:value-type="float" office:value="900000">
                <text:p>900000</text:p>
              </table:table-cell>
              <table:table-cell office:value-type="float" office:value="0.149527">
                <text:p>0.149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0.011988">
                <text:p>0.011988</text:p>
              </table:table-cell>
              <table:table-cell office:value-type="float" office:value="950000">
                <text:p>950000</text:p>
              </table:table-cell>
              <table:table-cell office:value-type="float" office:value="0.170677">
                <text:p>0.170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0.012495">
                <text:p>0.012495</text:p>
              </table:table-cell>
              <table:table-cell office:value-type="float" office:value="1000000">
                <text:p>1000000</text:p>
              </table:table-cell>
              <table:table-cell office:value-type="float" office:value="0.186227">
                <text:p>0.186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6.782cm" svg:y="0.316cm" chart:style-name="ch2">
          <text:p>Bubble sort</text:p>
        </chart:title>
        <chart:legend chart:legend-position="end" svg:x="12.943cm" svg:y="4.203cm" style:legend-expansion="high" chart:style-name="ch3"/>
        <chart:plot-area chart:style-name="ch4" table:cell-range-address="Лист1.M3:Лист1.N22" svg:x="1.33cm" svg:y="1.275cm" svg:width="11.294cm" svg:height="6.569cm">
          <chart:coordinate-region svg:x="2.322cm" svg:y="1.474cm" svg:width="9.652cm" svg:height="5.723cm"/>
          <chart:axis chart:dimension="x" chart:name="primary-x" chart:style-name="ch5">
            <chart:title svg:x="4.446cm" svg:y="8.024cm" chart:style-name="ch6">
              <text:p>Количество элементов в массиве</text:p>
            </chart:title>
          </chart:axis>
          <chart:axis chart:dimension="y" chart:name="primary-y" chart:style-name="ch7">
            <chart:title svg:x="0.451cm" svg:y="7.024cm" chart:style-name="ch8">
              <text:p>Время выполнения алгоритма, с</text:p>
            </chart:title>
            <chart:grid chart:style-name="ch9" chart:class="major"/>
          </chart:axis>
          <chart:series chart:style-name="ch10" chart:values-cell-range-address="Лист1.N3:Лист1.N22" chart:class="chart:scatter">
            <chart:domain table:cell-range-address="Лист1.M3:Лист1.M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M3:Лист1.M22</svg:desc>
                </draw:g>
              </table:table-cell>
              <table:table-cell office:value-type="float" office:value="5.401573">
                <text:p>5.401573</text:p>
                <draw:g>
                  <svg:desc>Лист1.N3:Лист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.420844">
                <text:p>22.420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51.430129">
                <text:p>51.430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93.301329">
                <text:p>93.301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46.89914">
                <text:p>146.89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12.647629">
                <text:p>212.64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291.67731">
                <text:p>291.67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380.384191">
                <text:p>380.384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488.798916">
                <text:p>488.798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594.210778">
                <text:p>594.21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735.960617">
                <text:p>735.960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860.368871">
                <text:p>860.368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1010.805623">
                <text:p>1010.805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1207.572962">
                <text:p>1207.572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1423.433128">
                <text:p>1423.433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1588.206184">
                <text:p>1588.206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1754.16281">
                <text:p>1754.16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1921.429397">
                <text:p>1921.429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2071.055514">
                <text:p>2071.055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2292.740577">
                <text:p>2292.740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